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3"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orphans="0" fo:widows="0"/>
      <style:text-properties fo:color="#000000" loext:opacity="100%" style:font-name="Calibri" fo:font-size="12pt" officeooo:rsid="000277a9" officeooo:paragraph-rsid="000277a9" style:font-size-asian="12pt" style:font-name-complex="Calibri3" style:font-size-complex="12pt"/>
    </style:style>
    <style:style style:name="P2" style:family="paragraph" style:parent-style-name="Standard">
      <style:paragraph-properties fo:text-align="justify" style:justify-single-word="false" fo:orphans="0" fo:widows="0"/>
      <style:text-properties fo:color="#000000" loext:opacity="100%" style:font-name="Calibri" fo:font-size="12pt" officeooo:rsid="000277a9" officeooo:paragraph-rsid="000277a9" style:font-size-asian="12pt" style:font-name-complex="Calibri3" style:font-size-complex="12pt"/>
    </style:style>
    <style:style style:name="P3" style:family="paragraph" style:parent-style-name="Standard">
      <style:paragraph-properties fo:orphans="0" fo:widows="0"/>
      <style:text-properties fo:color="#000000" loext:opacity="100%" style:font-name="Calibri" fo:font-size="12pt" officeooo:rsid="00051a64" officeooo:paragraph-rsid="00051a64" style:font-size-asian="12pt" style:font-name-complex="Calibri3" style:font-size-complex="12pt"/>
    </style:style>
    <style:style style:name="P4" style:family="paragraph" style:parent-style-name="Standard">
      <style:paragraph-properties fo:orphans="0" fo:widows="0"/>
      <style:text-properties fo:color="#000000" loext:opacity="100%" style:font-name="Calibri" fo:font-size="12pt" officeooo:rsid="00051a64" officeooo:paragraph-rsid="0006a39d" style:font-size-asian="12pt" style:font-name-complex="Calibri3" style:font-size-complex="12pt"/>
    </style:style>
    <style:style style:name="P5" style:family="paragraph" style:parent-style-name="Standard">
      <style:paragraph-properties fo:orphans="0" fo:widows="0"/>
      <style:text-properties fo:color="#000000" loext:opacity="100%" style:font-name="Calibri" fo:font-size="12pt" officeooo:rsid="0006a39d" officeooo:paragraph-rsid="0006a39d" style:font-size-asian="12pt" style:font-name-complex="Calibri3" style:font-size-complex="12pt"/>
    </style:style>
    <style:style style:name="P6" style:family="paragraph" style:parent-style-name="Standard">
      <style:paragraph-properties fo:orphans="0" fo:widows="0"/>
      <style:text-properties fo:color="#000000" loext:opacity="100%" style:font-name="Calibri" fo:font-size="12pt" officeooo:rsid="000761e1" officeooo:paragraph-rsid="000761e1" style:font-size-asian="12pt" style:font-name-complex="Calibri3" style:font-size-complex="12pt"/>
    </style:style>
    <style:style style:name="P7" style:family="paragraph" style:parent-style-name="Standard">
      <style:paragraph-properties fo:orphans="0" fo:widows="0"/>
      <style:text-properties fo:color="#000000" loext:opacity="100%" style:font-name="Calibri" fo:font-size="12pt" fo:font-weight="bold" officeooo:rsid="00051a64" officeooo:paragraph-rsid="00051a64" style:font-size-asian="12pt" style:font-weight-asian="bold" style:font-name-complex="Calibri3" style:font-size-complex="12pt" style:font-weight-complex="bold"/>
    </style:style>
    <style:style style:name="P8" style:family="paragraph" style:parent-style-name="Standard">
      <style:paragraph-properties fo:orphans="0" fo:widows="0"/>
      <style:text-properties fo:color="#000000" loext:opacity="100%" style:font-name="Calibri" fo:font-size="12pt" fo:font-weight="bold" officeooo:paragraph-rsid="000761e1" style:font-size-asian="12pt" style:font-weight-asian="bold" style:font-size-complex="12pt" style:font-weight-complex="bold"/>
    </style:style>
    <style:style style:name="P9" style:family="paragraph" style:parent-style-name="Standard">
      <style:paragraph-properties fo:text-align="justify" style:justify-single-word="false" fo:orphans="0" fo:widows="0"/>
      <style:text-properties fo:color="#000000" loext:opacity="100%" style:font-name="Calibri" fo:font-size="12pt" fo:font-weight="normal" officeooo:rsid="000277a9" officeooo:paragraph-rsid="000277a9" style:font-size-asian="12pt" style:font-weight-asian="normal" style:font-name-complex="Calibri3" style:font-size-complex="12pt" style:font-weight-complex="normal"/>
    </style:style>
    <style:style style:name="P10" style:family="paragraph" style:parent-style-name="Standard">
      <style:text-properties style:font-name="Calibri" fo:font-size="12pt" style:font-size-asian="12pt" style:font-size-complex="12pt"/>
    </style:style>
    <style:style style:name="P11" style:family="paragraph" style:parent-style-name="Standard">
      <style:paragraph-properties fo:orphans="0" fo:widows="0"/>
      <style:text-properties style:font-name="Calibri" fo:font-size="12pt" officeooo:rsid="000761e1" officeooo:paragraph-rsid="000761e1" style:font-size-asian="12pt" style:font-size-complex="12pt"/>
    </style:style>
    <style:style style:name="P12" style:family="paragraph" style:parent-style-name="Standard">
      <style:paragraph-properties fo:orphans="0" fo:widows="0"/>
      <style:text-properties style:font-name="Calibri" fo:font-size="12pt" fo:font-weight="bold" officeooo:paragraph-rsid="000761e1" style:font-size-asian="12pt" style:font-weight-asian="bold" style:font-size-complex="12pt" style:font-weight-complex="bold"/>
    </style:style>
    <style:style style:name="P13" style:family="paragraph" style:parent-style-name="Standard">
      <style:text-properties style:font-name="Calibri" fo:font-size="22pt" officeooo:rsid="000277a9" officeooo:paragraph-rsid="000277a9" style:font-size-asian="22pt" style:font-size-complex="22pt"/>
    </style:style>
    <style:style style:name="P14" style:family="paragraph" style:parent-style-name="Standard">
      <loext:graphic-properties draw:fill="none"/>
      <style:paragraph-properties fo:margin-left="0.4366in" fo:margin-right="0in" fo:orphans="0" fo:widows="0" fo:text-indent="0in" style:auto-text-indent="false" fo:background-color="transparent"/>
      <style:text-properties fo:color="#000000" loext:opacity="100%" style:font-name="Calibri" fo:font-size="12pt" officeooo:rsid="00051a64" officeooo:paragraph-rsid="00051a64" style:font-size-asian="12pt" style:font-name-complex="Calibri3" style:font-size-complex="12pt"/>
    </style:style>
    <style:style style:name="P15" style:family="paragraph" style:parent-style-name="Standard" style:master-page-name="">
      <loext:graphic-properties draw:fill="none"/>
      <style:paragraph-properties fo:margin-left="0.4366in" fo:margin-right="0in" fo:orphans="0" fo:widows="0" fo:text-indent="0in" style:auto-text-indent="false" style:page-number="auto" fo:background-color="transparent"/>
      <style:text-properties fo:color="#000000" loext:opacity="100%" style:font-name="Calibri" fo:font-size="12pt" officeooo:rsid="00051a64" officeooo:paragraph-rsid="00051a64" style:font-size-asian="12pt" style:font-name-complex="Calibri3" style:font-size-complex="12pt"/>
    </style:style>
    <style:style style:name="P16"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1a64" officeooo:paragraph-rsid="00051a64" style:font-size-asian="12pt" style:font-name-complex="Calibri3" style:font-size-complex="12pt"/>
    </style:style>
    <style:style style:name="P17"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1a64" officeooo:paragraph-rsid="0006a39d" style:font-size-asian="12pt" style:font-name-complex="Calibri3" style:font-size-complex="12pt"/>
    </style:style>
    <style:style style:name="P18"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277a9" officeooo:paragraph-rsid="000277a9" style:font-size-asian="12pt" style:font-name-complex="Calibri3" style:font-size-complex="12pt"/>
    </style:style>
    <style:style style:name="P19"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6a39d" officeooo:paragraph-rsid="0006a39d" style:font-size-asian="12pt" style:font-name-complex="Calibri3" style:font-size-complex="12pt"/>
    </style:style>
    <style:style style:name="P20"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761e1" officeooo:paragraph-rsid="000761e1" style:font-size-asian="12pt" style:font-name-complex="Calibri3" style:font-size-complex="12pt"/>
    </style:style>
    <style:style style:name="P21" style:family="paragraph" style:parent-style-name="Standard">
      <loext:graphic-properties draw:fill="none"/>
      <style:paragraph-properties fo:margin-left="0.5in" fo:margin-right="0in" fo:orphans="0" fo:widows="0" fo:text-indent="0in" style:auto-text-indent="false" fo:background-color="transparent"/>
      <style:text-properties style:font-name="Calibri" fo:font-size="12pt" officeooo:rsid="000761e1" officeooo:paragraph-rsid="000761e1" style:font-size-asian="12pt" style:font-size-complex="12pt"/>
    </style:style>
    <style:style style:name="P22" style:family="paragraph" style:parent-style-name="Standard">
      <loext:graphic-properties draw:fill="none"/>
      <style:paragraph-properties fo:margin-left="0.5in" fo:margin-right="0in" fo:orphans="0" fo:widows="0" fo:text-indent="0in" style:auto-text-indent="false" fo:background-color="transparent"/>
      <style:text-properties style:font-name="Calibri" fo:font-size="12pt" officeooo:rsid="000277a9" officeooo:paragraph-rsid="000761e1" style:font-size-asian="12pt" style:font-size-complex="12pt"/>
    </style:style>
    <style:style style:name="P23"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1a64" officeooo:paragraph-rsid="00051a64" style:font-size-asian="12pt" style:font-name-complex="Calibri3" style:font-size-complex="12pt"/>
    </style:style>
    <style:style style:name="P24"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1a64" officeooo:paragraph-rsid="0006a39d" style:font-size-asian="12pt" style:font-name-complex="Calibri3" style:font-size-complex="12pt"/>
    </style:style>
    <style:style style:name="P25"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6a39d" officeooo:paragraph-rsid="0006a39d" style:font-size-asian="12pt" style:font-name-complex="Calibri3" style:font-size-complex="12pt"/>
    </style:style>
    <style:style style:name="P26"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761e1" officeooo:paragraph-rsid="000761e1" style:font-size-asian="12pt" style:font-name-complex="Calibri3" style:font-size-complex="12pt"/>
    </style:style>
    <style:style style:name="P27"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style:font-name="Calibri" fo:font-size="12pt" officeooo:rsid="000761e1" officeooo:paragraph-rsid="000761e1" style:font-size-asian="12pt" style:font-size-complex="12pt"/>
    </style:style>
    <style:style style:name="P28" style:family="paragraph" style:parent-style-name="Standard">
      <style:paragraph-properties fo:text-align="center" style:justify-single-word="false"/>
      <style:text-properties style:font-name="Calibri" fo:font-size="22pt" style:text-underline-style="solid" style:text-underline-width="auto" style:text-underline-color="font-color" fo:font-weight="bold" officeooo:rsid="000277a9" officeooo:paragraph-rsid="000277a9" style:font-size-asian="22pt" style:font-weight-asian="bold" style:font-size-complex="22pt" style:font-weight-complex="bold"/>
    </style:style>
    <style:style style:name="P29" style:family="paragraph" style:parent-style-name="Standard">
      <style:paragraph-properties fo:orphans="0" fo:widows="0"/>
      <style:text-properties fo:color="#000000" loext:opacity="100%" style:font-name="Calibri" fo:font-size="16pt" fo:font-weight="bold" officeooo:rsid="000277a9" officeooo:paragraph-rsid="000277a9" style:font-size-asian="16pt" style:font-weight-asian="bold" style:font-name-complex="Calibri3" style:font-size-complex="16pt" style:font-weight-complex="bold"/>
    </style:style>
    <style:style style:name="P30" style:family="paragraph" style:parent-style-name="Standard" style:list-style-name="L1">
      <style:paragraph-properties fo:text-align="justify" style:justify-single-word="false" fo:orphans="0" fo:widows="0"/>
      <style:text-properties fo:color="#000000" loext:opacity="100%" style:font-name="Calibri" fo:font-size="12pt" fo:font-weight="normal" officeooo:rsid="000277a9" officeooo:paragraph-rsid="000277a9" style:font-size-asian="12pt" style:font-weight-asian="normal" style:font-name-complex="Calibri3" style:font-size-complex="12pt" style:font-weight-complex="normal"/>
    </style:style>
    <style:style style:name="P31" style:family="paragraph" style:parent-style-name="Standard" style:list-style-name="L1">
      <style:paragraph-properties fo:text-align="justify" style:justify-single-word="false" fo:orphans="0" fo:widows="0"/>
      <style:text-properties fo:color="#000000" loext:opacity="100%" style:font-name="Calibri" fo:font-size="12pt" fo:font-weight="normal" officeooo:rsid="000277a9" officeooo:paragraph-rsid="0003aae9" style:font-size-asian="12pt" style:font-weight-asian="normal" style:font-name-complex="Calibri3" style:font-size-complex="12pt" style:font-weight-complex="normal"/>
    </style:style>
    <style:style style:name="P32" style:family="paragraph" style:parent-style-name="Standard">
      <style:paragraph-properties fo:orphans="0" fo:widows="0"/>
      <style:text-properties fo:color="#000000" loext:opacity="100%" style:font-name="Calibri" fo:font-size="12pt" officeooo:rsid="000277a9" officeooo:paragraph-rsid="000277a9" style:font-size-asian="12pt" style:font-name-complex="Calibri3" style:font-size-complex="12pt"/>
    </style:style>
    <style:style style:name="P33" style:family="paragraph" style:parent-style-name="Standard">
      <style:paragraph-properties fo:orphans="0" fo:widows="0"/>
      <style:text-properties fo:color="#000000" loext:opacity="100%" style:font-name="Calibri" fo:font-size="12pt" officeooo:rsid="00051a64" officeooo:paragraph-rsid="00051a64" style:font-size-asian="12pt" style:font-name-complex="Calibri3" style:font-size-complex="12pt"/>
    </style:style>
    <style:style style:name="P34" style:family="paragraph" style:parent-style-name="Standard">
      <style:paragraph-properties fo:orphans="0" fo:widows="0"/>
      <style:text-properties fo:color="#000000" loext:opacity="100%" style:font-name="Calibri" fo:font-size="12pt" officeooo:rsid="00051a64" officeooo:paragraph-rsid="00095e40" style:font-size-asian="12pt" style:font-name-complex="Calibri3" style:font-size-complex="12pt"/>
    </style:style>
    <style:style style:name="P35" style:family="paragraph" style:parent-style-name="Standard">
      <style:paragraph-properties fo:orphans="0" fo:widows="0"/>
      <style:text-properties fo:color="#000000" loext:opacity="100%" style:font-name="Calibri" fo:font-size="12pt" fo:font-weight="bold" officeooo:rsid="00056a8e" officeooo:paragraph-rsid="00056a8e" style:font-size-asian="12pt" style:font-weight-asian="bold" style:font-name-complex="Calibri3" style:font-size-complex="12pt" style:font-weight-complex="bold"/>
    </style:style>
    <style:style style:name="P36" style:family="paragraph" style:parent-style-name="Standard">
      <style:paragraph-properties fo:orphans="0" fo:widows="0"/>
      <style:text-properties fo:color="#000000" loext:opacity="100%" style:font-name="Calibri" fo:font-size="12pt" fo:font-weight="bold" officeooo:rsid="00056a8e" officeooo:paragraph-rsid="00095e40" style:font-size-asian="12pt" style:font-weight-asian="bold" style:font-name-complex="Calibri3" style:font-size-complex="12pt" style:font-weight-complex="bold"/>
    </style:style>
    <style:style style:name="P37" style:family="paragraph" style:parent-style-name="Standard">
      <style:paragraph-properties fo:orphans="0" fo:widows="0"/>
      <style:text-properties fo:color="#000000" loext:opacity="100%" style:font-name="Calibri" fo:font-size="12pt" fo:font-weight="bold" officeooo:paragraph-rsid="00095e40" style:font-size-asian="12pt" style:font-weight-asian="bold" style:font-size-complex="12pt" style:font-weight-complex="bold"/>
    </style:style>
    <style:style style:name="P38" style:family="paragraph" style:parent-style-name="Standard">
      <style:paragraph-properties fo:orphans="0" fo:widows="0"/>
      <style:text-properties fo:color="#000000" loext:opacity="100%" style:font-name="Calibri" fo:font-size="12pt" style:text-underline-style="solid" style:text-underline-width="auto" style:text-underline-color="font-color" officeooo:rsid="000277a9" officeooo:paragraph-rsid="000277a9" style:font-size-asian="12pt" style:font-name-complex="Calibri3" style:font-size-complex="12pt"/>
    </style:style>
    <style:style style:name="P39" style:family="paragraph" style:parent-style-name="Standard" style:list-style-name="L1">
      <style:paragraph-properties fo:text-align="justify" style:justify-single-word="false" fo:orphans="0" fo:widows="0"/>
      <style:text-properties fo:font-variant="normal" fo:text-transform="none" fo:color="#000000" loext:opacity="100%" style:font-name="Calibri" fo:font-size="12pt" fo:letter-spacing="normal" fo:font-style="normal" fo:font-weight="normal" officeooo:rsid="000277a9" officeooo:paragraph-rsid="000277a9" style:font-size-asian="12pt" style:font-weight-asian="normal" style:font-name-complex="Calibri3" style:font-size-complex="12pt" style:font-weight-complex="normal"/>
    </style:style>
    <style:style style:name="P40" style:family="paragraph" style:parent-style-name="Standard" style:list-style-name="L2">
      <style:paragraph-properties fo:orphans="0" fo:widows="0"/>
      <style:text-properties style:text-underline-style="solid" style:text-underline-width="auto" style:text-underline-color="font-color" officeooo:paragraph-rsid="000277a9"/>
    </style:style>
    <style:style style:name="P41"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6a8e" officeooo:paragraph-rsid="00056a8e" style:font-size-asian="12pt" style:font-name-complex="Calibri3" style:font-size-complex="12pt"/>
    </style:style>
    <style:style style:name="P42"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6a8e" officeooo:paragraph-rsid="00095e40" style:font-size-asian="12pt" style:font-name-complex="Calibri3" style:font-size-complex="12pt"/>
    </style:style>
    <style:style style:name="P43" style:family="paragraph" style:parent-style-name="Standard">
      <loext:graphic-properties draw:fill="none"/>
      <style:paragraph-properties fo:margin-left="0.5in" fo:margin-right="0in" fo:orphans="0" fo:widows="0" fo:text-indent="0in" style:auto-text-indent="false" fo:background-color="transparent"/>
      <style:text-properties fo:color="#000000" loext:opacity="100%" style:font-name="Calibri" fo:font-size="12pt" officeooo:rsid="00051a64" officeooo:paragraph-rsid="00095e40" style:font-size-asian="12pt" style:font-name-complex="Calibri3" style:font-size-complex="12pt"/>
    </style:style>
    <style:style style:name="P44" style:family="paragraph" style:parent-style-name="Standard">
      <loext:graphic-properties draw:fill="none"/>
      <style:paragraph-properties fo:margin-left="0.5in" fo:margin-right="0in" fo:orphans="0" fo:widows="0" fo:text-indent="0in" style:auto-text-indent="false" fo:background-color="transparent"/>
      <style:text-properties style:font-name="Calibri" fo:font-size="12pt" officeooo:paragraph-rsid="00051a64" style:font-size-asian="12pt" style:font-size-complex="12pt"/>
    </style:style>
    <style:style style:name="P45"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6a8e" officeooo:paragraph-rsid="00056a8e" style:font-size-asian="12pt" style:font-name-complex="Calibri3" style:font-size-complex="12pt"/>
    </style:style>
    <style:style style:name="P46"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1a64" officeooo:paragraph-rsid="00095e40" style:font-size-asian="12pt" style:font-name-complex="Calibri3" style:font-size-complex="12pt"/>
    </style:style>
    <style:style style:name="P47" style:family="paragraph" style:parent-style-name="Standard" style:master-page-name="">
      <loext:graphic-properties draw:fill="none"/>
      <style:paragraph-properties fo:margin-left="0.5in" fo:margin-right="0in" fo:orphans="0" fo:widows="0" fo:text-indent="0in" style:auto-text-indent="false" style:page-number="auto" fo:background-color="transparent"/>
      <style:text-properties fo:color="#000000" loext:opacity="100%" style:font-name="Calibri" fo:font-size="12pt" officeooo:rsid="00056a8e" officeooo:paragraph-rsid="00095e40" style:font-size-asian="12pt" style:font-name-complex="Calibri3" style:font-size-complex="12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3aae9"/>
    </style:style>
    <style:style style:name="T3" style:family="text">
      <style:text-properties fo:color="#000000" loext:opacity="100%"/>
    </style:style>
    <style:style style:name="T4" style:family="text">
      <style:text-properties fo:color="#000000" loext:opacity="100%" style:font-name="Calibri" fo:font-size="13pt" fo:font-weight="bold" officeooo:rsid="000277a9" style:font-size-asian="13pt" style:font-weight-asian="bold" style:font-name-complex="Calibri3" style:font-size-complex="13pt" style:font-weight-complex="bold"/>
    </style:style>
    <style:style style:name="T5" style:family="text">
      <style:text-properties fo:color="#000000" loext:opacity="100%" officeooo:rsid="00051a64" style:font-name-complex="Calibri3"/>
    </style:style>
    <style:style style:name="T6" style:family="text">
      <style:text-properties officeooo:rsid="000761e1"/>
    </style:style>
    <style:style style:name="T7" style:family="text">
      <style:text-properties officeooo:rsid="00056a8e" style:font-name-complex="Calibri3"/>
    </style:style>
    <style:style style:name="T8" style:family="text">
      <style:text-properties officeooo:rsid="0006a39d" style:font-name-complex="Calibri3"/>
    </style:style>
    <style:style style:name="T9" style:family="text">
      <style:text-properties officeooo:rsid="000761e1" style:font-name-complex="Calibri3"/>
    </style:style>
    <style:style style:name="T10" style:family="text">
      <style:text-properties officeooo:rsid="00051a64" style:font-name-complex="Calibri3"/>
    </style:style>
    <style:style style:name="T11" style:family="text">
      <style:text-properties officeooo:rsid="00095e40" style:font-name-complex="Calibri3"/>
    </style:style>
    <style:style style:name="T12" style:family="text">
      <style:text-properties officeooo:rsid="00095e40"/>
    </style:style>
    <style:style style:name="T13" style:family="text">
      <style:text-properties officeooo:rsid="000ac91f"/>
    </style:style>
    <style:style style:name="T14" style:family="text">
      <style:text-properties officeooo:rsid="000c29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28">Assignment 2</text:p>
      <text:p text:style-name="P13"/>
      <text:p text:style-name="P29"><text:span text:style-name="T13">1) </text:span>Which testing tool is good for your project and why</text:p>
      <text:p text:style-name="P1"/>
      <text:list xml:id="list1109791169" text:style-name="L2">
        <text:list-item>
          <text:p text:style-name="P40"><text:span text:style-name="T4">Karma:</text:span></text:p>
        </text:list-item>
      </text:list>
      <text:p text:style-name="P38"/>
      <text:list xml:id="list3297238707" text:style-name="L1">
        <text:list-item>
          <text:p text:style-name="P30"><text:span text:style-name="T1">Karma is a direct product of the AngularJS team from struggling to test their own framework features with existing tools. As a result of this, they made Karma and have transitioned it to Angular as the default test runner for applications created with the Angular CLI.</text:span> </text:p>
          <text:p text:style-name="P30"/>
        </text:list-item>
        <text:list-item>
          <text:p text:style-name="P39">Karma aims at creating a productive testing environment for developers, so its great benefit is re-running tests when files change.</text:p>
          <text:p text:style-name="P39"/>
        </text:list-item>
        <text:list-item>
          <text:p text:style-name="P39">This tool can be instructed to watch all the files, specified within the configuration file. Whenever changes are added and saved to the file, all of the captured browsers are triggered to run the test code again. </text:p>
          <text:p text:style-name="P39"/>
        </text:list-item>
        <text:list-item>
          <text:p text:style-name="P39">One of the biggest advantages of Karma is testing on real devices: you can execute JavaScript code in multiple real browsers and platforms of your choice.</text:p>
          <text:p text:style-name="P30"/>
        </text:list-item>
        <text:list-item>
          <text:p text:style-name="P30"><text:span text:style-name="T1">Karma is highly configurable and easily debugged. Its tests can be executed on a continuous integration server.</text:span> </text:p>
          <text:p text:style-name="P30"/>
        </text:list-item>
        <text:list-item>
          <text:p text:style-name="P31">Karma lets us run Jasmine tests as part of a development tool chain which requires tests to be runnable and results inspectable via the command line.</text:p>
          <text:p text:style-name="P31"/>
        </text:list-item>
        <text:list-item>
          <text:p text:style-name="P30"><text:span text:style-name="T1">Karma also provides you options to replace Jasmine with other testing frameworks such as </text:span><text:span text:style-name="T2">Mocha </text:span><text:span text:style-name="T1">and </text:span><text:span text:style-name="T2">Qunit </text:span><text:span text:style-name="T1">or integrate with various continuous integration services like </text:span><text:span text:style-name="T2">Jenkins, TravisCI or CircleCI</text:span><text:span text:style-name="T1">.</text:span> </text:p>
          <text:p text:style-name="P30"/>
        </text:list-item>
        <text:list-item>
          <text:p text:style-name="P30">It’s not necessary to know the internals of how Karma works. When using the Angular CLI it handles the configuration for us and for the rest of this section we are going to run the tests using only Jasmine.</text:p>
          <text:p text:style-name="P30"/>
        </text:list-item>
        <text:list-item>
          <text:p text:style-name="P30"><text:span text:style-name="T1">you can easily control your workflow both from your terminal or your IDE. No need to run a standalone application or another tool.</text:span> </text:p>
        </text:list-item>
      </text:list>
      <text:p text:style-name="P9"/>
      <text:p text:style-name="P2"/>
      <text:p text:style-name="P2"/>
      <text:p text:style-name="P2"/>
      <text:p text:style-name="P2"/>
      <text:p text:style-name="P2"/>
      <text:p text:style-name="P2"/>
      <text:p text:style-name="P29"><text:soft-page-break/><text:span text:style-name="T14">2) </text:span>Write five sample unit test cases in Karma or Jest.</text:p>
      <text:p text:style-name="P1"/>
      <text:p text:style-name="P7">1) sample test case for Jest</text:p>
      <text:p text:style-name="P3"/>
      <text:p text:style-name="P15">function filterByTerm(inputArr, searchTerm) {</text:p>
      <text:p text:style-name="P14"><text:s text:c="2"/>return inputArr.filter(function(arrayElement) {</text:p>
      <text:p text:style-name="P14"><text:s text:c="4"/>return arrayElement.url.match(searchTerm);</text:p>
      <text:p text:style-name="P14"><text:s text:c="2"/>});</text:p>
      <text:p text:style-name="P14">}</text:p>
      <text:p text:style-name="P14"/>
      <text:p text:style-name="P14">describe("Filter function", () =&gt; {</text:p>
      <text:p text:style-name="P14"><text:s text:c="2"/>test("it should filter by a search term (link)", () =&gt; {</text:p>
      <text:p text:style-name="P14"><text:s text:c="4"/>const input = [</text:p>
      <text:p text:style-name="P14"><text:s text:c="6"/>{ id: 1, url: "https://www.url1.dev" },</text:p>
      <text:p text:style-name="P14"><text:s text:c="6"/>{ id: 2, url: "https://www.url2.dev" },</text:p>
      <text:p text:style-name="P14"><text:s text:c="6"/>{ id: 3, url: "https://www.link3.dev" }</text:p>
      <text:p text:style-name="P14"><text:s text:c="4"/>];</text:p>
      <text:p text:style-name="P14"><text:s text:c="4"/>const output = [{ id: 3, url: "https://www.link3.dev" }];</text:p>
      <text:p text:style-name="P14"><text:s text:c="4"/>expect(filterByTerm(input, "link")).toEqual(output);</text:p>
      <text:p text:style-name="P14"><text:s text:c="4"/>expect(filterByTerm(input, "LINK")).toEqual(output); // New test</text:p>
      <text:p text:style-name="P14"><text:s text:c="2"/>});</text:p>
      <text:p text:style-name="P14">});</text:p>
      <text:p text:style-name="P1"/>
      <text:p text:style-name="P1"/>
      <text:p text:style-name="P37"><text:span text:style-name="T11">2</text:span><text:span text:style-name="T8">) </text:span>sample test case for Karma</text:p>
      <text:p text:style-name="P34"/>
      <text:p text:style-name="P46">describe('CounterComponent (isolated test)', () =&gt; {</text:p>
      <text:p text:style-name="P43"><text:s text:c="2"/>it('should instantiate', () =&gt; {</text:p>
      <text:p text:style-name="P43"><text:s text:c="4"/>const component: CounterComponent = new CounterComponent();</text:p>
      <text:p text:style-name="P43"><text:s text:c="4"/>expect(component).toBeDefined();</text:p>
      <text:p text:style-name="P43"><text:s text:c="2"/>});</text:p>
      <text:p text:style-name="P43"/>
      <text:p text:style-name="P43"><text:s text:c="2"/>it('should start with a counter at `0`', () =&gt; {</text:p>
      <text:p text:style-name="P43"><text:s text:c="4"/>const component: CounterComponent = new CounterComponent();</text:p>
      <text:p text:style-name="P43"><text:s text:c="4"/>expect(component.counter).toEqual(0);</text:p>
      <text:p text:style-name="P43"><text:s text:c="2"/>});</text:p>
      <text:p text:style-name="P43"/>
      <text:p text:style-name="P43"><text:s text:c="2"/>it('should be able to increment the counter (+1)', () =&gt; {</text:p>
      <text:p text:style-name="P43"><text:s text:c="4"/>const component: CounterComponent = new CounterComponent();</text:p>
      <text:p text:style-name="P43"><text:s text:c="4"/>component.counter = 5;</text:p>
      <text:p text:style-name="P43"><text:s text:c="4"/>component.increment();</text:p>
      <text:p text:style-name="P43"><text:s text:c="4"/>expect(component.counter).toEqual(6);</text:p>
      <text:p text:style-name="P43"><text:s text:c="2"/>});</text:p>
      <text:p text:style-name="P43"/>
      <text:p text:style-name="P43"><text:s text:c="2"/>it('should be able to decrement the counter (-1)', () =&gt; {</text:p>
      <text:p text:style-name="P43"><text:soft-page-break/><text:s text:c="4"/>const component: CounterComponent = new CounterComponent();</text:p>
      <text:p text:style-name="P43"><text:s text:c="4"/>component.counter = 5;</text:p>
      <text:p text:style-name="P43"><text:s text:c="4"/>component.decrement();</text:p>
      <text:p text:style-name="P43"><text:s text:c="4"/>expect(component.counter).toEqual(4);</text:p>
      <text:p text:style-name="P43"><text:s text:c="2"/>});</text:p>
      <text:p text:style-name="P43">});</text:p>
      <text:p text:style-name="P3"/>
      <text:p text:style-name="P3"/>
      <text:p text:style-name="P7"><text:span text:style-name="T12">3</text:span>) sample test case for Karma</text:p>
      <text:p text:style-name="P3"/>
      <text:p text:style-name="P23">describe('TroncaturePipe', () =&gt; {</text:p>
      <text:p text:style-name="P16"><text:s text:c="2"/>it('create an instance', () =&gt; {</text:p>
      <text:p text:style-name="P16"><text:s text:c="4"/>const pipe = new TroncaturePipe(); // * pipe instantiation</text:p>
      <text:p text:style-name="P16"><text:s text:c="4"/>expect(pipe).toBeTruthy();</text:p>
      <text:p text:style-name="P16"><text:s text:c="2"/>});</text:p>
      <text:p text:style-name="P16"/>
      <text:p text:style-name="P16"><text:s text:c="2"/>it('truncate a string if its too long (&gt;20)', () =&gt; {</text:p>
      <text:p text:style-name="P16"><text:s text:c="4"/>// * arrange</text:p>
      <text:p text:style-name="P16"><text:s text:c="4"/>const pipe = new TroncaturePipe();</text:p>
      <text:p text:style-name="P16"><text:s text:c="4"/>// * act</text:p>
      <text:p text:style-name="P16"><text:s text:c="4"/>const ret = pipe.transform('123456789123456789456666123');</text:p>
      <text:p text:style-name="P16"><text:s text:c="4"/>// * asser</text:p>
      <text:p text:style-name="P16"><text:s text:c="4"/>expect(ret.length).toBe(20);</text:p>
      <text:p text:style-name="P16"><text:s text:c="2"/>});</text:p>
      <text:p text:style-name="P16">});</text:p>
      <text:p text:style-name="P3"/>
      <text:p text:style-name="P3"/>
      <text:p text:style-name="P37"><text:span text:style-name="T11">4</text:span><text:span text:style-name="T7">) </text:span>sample test case for Karma</text:p>
      <text:p text:style-name="P36"/>
      <text:p text:style-name="P47">describe('CheckNumberComponent', () =&gt; {</text:p>
      <text:p text:style-name="P42"><text:s text:c="2"/>let component: CheckNumberComponent;</text:p>
      <text:p text:style-name="P42"><text:s text:c="2"/>let fixture: ComponentFixture&lt;CheckNumberComponent&gt;;</text:p>
      <text:p text:style-name="P42"/>
      <text:p text:style-name="P42"><text:s text:c="2"/>beforeEach(async () =&gt; {</text:p>
      <text:p text:style-name="P42"><text:s text:c="4"/>await TestBed.configureTestingModule({</text:p>
      <text:p text:style-name="P42"><text:s text:c="6"/>declarations: [CheckNumberComponent]</text:p>
      <text:p text:style-name="P42"><text:s text:c="4"/>})</text:p>
      <text:p text:style-name="P42"><text:s text:c="6"/>.compileComponents();</text:p>
      <text:p text:style-name="P42"><text:s text:c="2"/>});</text:p>
      <text:p text:style-name="P42"><text:s text:c="2"/>beforeEach(() =&gt; {</text:p>
      <text:p text:style-name="P42"><text:s text:c="4"/>fixture = TestBed.createComponent(CheckNumberComponent);</text:p>
      <text:p text:style-name="P42"><text:s text:c="4"/>component = fixture.componentInstance;</text:p>
      <text:p text:style-name="P42"><text:s text:c="4"/>fixture.detectChanges();</text:p>
      <text:p text:style-name="P42"><text:s text:c="2"/>});</text:p>
      <text:p text:style-name="P42"/>
      <text:p text:style-name="P42"><text:s text:c="2"/>it('should return negative if input &lt; 0', () =&gt; {</text:p>
      <text:p text:style-name="P42"><text:soft-page-break/><text:s text:c="4"/>const counterResult = component.ckeckNumber(-1);</text:p>
      <text:p text:style-name="P42"><text:s text:c="4"/>expect(counterResult).toBe("negative");</text:p>
      <text:p text:style-name="P42"/>
      <text:p text:style-name="P42"><text:s text:c="2"/>});</text:p>
      <text:p text:style-name="P42"/>
      <text:p text:style-name="P42"><text:s text:c="2"/>it('should return positive if input &gt; 0', () =&gt; {</text:p>
      <text:p text:style-name="P42"><text:s text:c="4"/>const counterResult = component.ckeckNumber(1);</text:p>
      <text:p text:style-name="P42"><text:s text:c="4"/>expect(counterResult).toBe("positive");</text:p>
      <text:p text:style-name="P42"/>
      <text:p text:style-name="P42"><text:s text:c="2"/>});</text:p>
      <text:p text:style-name="P42"/>
      <text:p text:style-name="P42"><text:s text:c="2"/>it('should return zero if input === 0', () =&gt; {</text:p>
      <text:p text:style-name="P42"><text:s text:c="4"/>const counterResult = component.ckeckNumber(0);</text:p>
      <text:p text:style-name="P42"><text:s text:c="4"/>expect(counterResult).toBe("zero");</text:p>
      <text:p text:style-name="P42"><text:s text:c="2"/>});</text:p>
      <text:p text:style-name="P42">});</text:p>
      <text:p text:style-name="P42"/>
      <text:p text:style-name="P42"/>
      <text:p text:style-name="P7">5) sample test case for Karma</text:p>
      <text:p text:style-name="P3"/>
      <text:p text:style-name="P23">describe('CalculatorComponent', () =&gt; { </text:p>
      <text:p text:style-name="P16"><text:s text:c="2"/>let component: CalculatorComponent;</text:p>
      <text:p text:style-name="P16"><text:s text:c="2"/>let fixture: ComponentFixture&lt;CalculatorComponent&gt;;</text:p>
      <text:p text:style-name="P16"/>
      <text:p text:style-name="P16"><text:s text:c="2"/>beforeEach(() =&gt; {</text:p>
      <text:p text:style-name="P16"><text:s text:c="4"/>TestBed.configureTestingModule({</text:p>
      <text:p text:style-name="P16"><text:s text:c="6"/>declarations: [ CalculatorComponent ],</text:p>
      <text:p text:style-name="P16"><text:s text:c="6"/>providers: [</text:p>
      <text:p text:style-name="P16"><text:s text:c="8"/></text:p>
      <text:p text:style-name="P16"><text:s text:c="6"/>]</text:p>
      <text:p text:style-name="P16"><text:s text:c="4"/>})</text:p>
      <text:p text:style-name="P16"><text:s text:c="4"/>.compileComponents();</text:p>
      <text:p text:style-name="P16"><text:s text:c="2"/>});</text:p>
      <text:p text:style-name="P16"/>
      <text:p text:style-name="P16"><text:s text:c="2"/>beforeEach(() =&gt; {</text:p>
      <text:p text:style-name="P16"><text:s text:c="4"/>fixture = TestBed.createComponent(CalculatorComponent);</text:p>
      <text:p text:style-name="P16"><text:s text:c="4"/>component = fixture.componentInstance;</text:p>
      <text:p text:style-name="P16"><text:s text:c="4"/>fixture.detectChanges();</text:p>
      <text:p text:style-name="P16"><text:s text:c="2"/>});</text:p>
      <text:p text:style-name="P16"/>
      <text:p text:style-name="P16"><text:s text:c="2"/>it('should create', () =&gt; {</text:p>
      <text:p text:style-name="P16"><text:s text:c="4"/>expect(component).toBeTruthy();</text:p>
      <text:p text:style-name="P16"><text:s text:c="2"/>});</text:p>
      <text:p text:style-name="P16"/>
      <text:p text:style-name="P16"><text:s text:c="2"/>it('should do addition', () =&gt; {</text:p>
      <text:p text:style-name="P16"><text:s text:c="4"/>component.param1 = 5;</text:p>
      <text:p text:style-name="P16"><text:soft-page-break/><text:s text:c="4"/>component.param2 = 7;</text:p>
      <text:p text:style-name="P16"><text:s text:c="4"/>component.add();</text:p>
      <text:p text:style-name="P16"><text:s text:c="4"/>expect(component.result).toBe(12);</text:p>
      <text:p text:style-name="P16"><text:s text:c="2"/>});</text:p>
      <text:p text:style-name="P16"/>
      <text:p text:style-name="P16"><text:s text:c="2"/>it('should do subtraction', () =&gt; {</text:p>
      <text:p text:style-name="P16"><text:s text:c="4"/>component.param1 = 9;</text:p>
      <text:p text:style-name="P16"><text:s text:c="4"/>component.param2 = 7;</text:p>
      <text:p text:style-name="P16"><text:s text:c="4"/>component.subtract();</text:p>
      <text:p text:style-name="P16"><text:s text:c="4"/>expect(component.result).toBe(2);</text:p>
      <text:p text:style-name="P16"><text:s text:c="2"/>});</text:p>
      <text:p text:style-name="P16"/>
      <text:p text:style-name="P16"><text:s text:c="2"/>it('should do multiplication', () =&gt; {</text:p>
      <text:p text:style-name="P16"><text:s text:c="4"/>component.param1 = 5;</text:p>
      <text:p text:style-name="P16"><text:s text:c="4"/>component.param2 = 7;</text:p>
      <text:p text:style-name="P16"><text:s text:c="4"/>component.multiply();</text:p>
      <text:p text:style-name="P16"><text:s text:c="4"/>expect(component.result).toBe(35);</text:p>
      <text:p text:style-name="P16"><text:s text:c="2"/>});</text:p>
      <text:p text:style-name="P16"/>
      <text:p text:style-name="P16"><text:s text:c="2"/>it('should do division', () =&gt; {</text:p>
      <text:p text:style-name="P16"><text:s text:c="4"/>component.param1 = 6;</text:p>
      <text:p text:style-name="P16"><text:s text:c="4"/>component.param2 = 2;</text:p>
      <text:p text:style-name="P16"><text:s text:c="4"/>component.divide();</text:p>
      <text:p text:style-name="P16"><text:s text:c="4"/>expect(component.result).toBe(3);</text:p>
      <text:p text:style-name="P16"><text:s text:c="2"/>});</text:p>
      <text:p text:style-name="P44"><text:span text:style-name="T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3"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335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31T10:35:04.555000000</meta:creation-date>
    <dc:date>2021-03-31T18:37:42.248000000</dc:date>
    <meta:editing-duration>PT22M53S</meta:editing-duration>
    <meta:editing-cycles>10</meta:editing-cycles>
    <meta:generator>LibreOffice/7.0.4.2$Windows_X86_64 LibreOffice_project/dcf040e67528d9187c66b2379df5ea4407429775</meta:generator>
    <meta:document-statistic meta:table-count="0" meta:image-count="0" meta:object-count="0" meta:page-count="5" meta:paragraph-count="151" meta:word-count="725" meta:character-count="5657" meta:non-whitespace-character-count="4702"/>
  </office:meta>
</office:document-meta>
</file>